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Project Summary Doc — AI Workbench with Golden Layout</text:h>
      <text:h text:style-name="Heading_20_3" text:outline-level="3">What we’re building</text:h>
      <text:p text:style-name="Text_20_body">A <text:span text:style-name="Strong_20_Emphasis">desktop AI workbench</text:span> (think “terminal for work”) where <text:span text:style-name="Strong_20_Emphasis">every window is a main content surface</text:span> and a dedicated <text:span text:style-name="Strong_20_Emphasis">AI window can control all other windows</text:span> via safe, structured commands.</text:p>
      <text:p text:style-name="Text_20_body">This is <text:span text:style-name="Strong_20_Emphasis">not “a browser you log into”</text:span>. It’s a <text:span text:style-name="Strong_20_Emphasis">local-first workstation</text:span> that can <text:span text:style-name="Emphasis">host</text:span> web tools (and other panels) inside a dockable, resizable layout.</text:p>
      <text:h text:style-name="Heading_20_3" text:outline-level="3">What the user experiences</text:h>
      <text:list text:style-name="L1">
        <text:list-item>
          <text:p text:style-name="P1">Open the app → your workspace is already there (saved layout restored)</text:p>
        </text:list-item>
        <text:list-item>
          <text:p text:style-name="P1">Each window can be:</text:p>
          <text:list>
            <text:list-item>
              <text:p text:style-name="P1">Web tool (TradingView, docs, dashboards)</text:p>
            </text:list-item>
            <text:list-item>
              <text:p text:style-name="P1">Notes / docs</text:p>
            </text:list-item>
            <text:list-item>
              <text:p text:style-name="P1">Code editor</text:p>
            </text:list-item>
            <text:list-item>
              <text:p text:style-name="P1">Terminal</text:p>
            </text:list-item>
            <text:list-item>
              <text:p text:style-name="P1">Data tables</text:p>
            </text:list-item>
            <text:list-item>
              <text:p text:style-name="P1">Charts</text:p>
            </text:list-item>
          </text:list>
        </text:list-item>
        <text:list-item>
          <text:p text:style-name="P1">The AI window acts like an operator:</text:p>
          <text:list>
            <text:list-item>
              <text:p text:style-name="P1">“Open BTC and ETH side-by-side”</text:p>
            </text:list-item>
            <text:list-item>
              <text:p text:style-name="P1">“Make a notes pane and summarize this page”</text:p>
            </text:list-item>
            <text:list-item>
              <text:p text:style-name="P1">“Focus the chart window and change timeframe to 1H”</text:p>
            </text:list-item>
          </text:list>
        </text:list-item>
      </text:list>
      <text:h text:style-name="Heading_20_3" text:outline-level="3">Why Golden Layout</text:h>
      <text:p text:style-name="Text_20_body">Golden Layout is the <text:span text:style-name="Strong_20_Emphasis">window manager</text:span>:</text:p>
      <text:list text:style-name="L2">
        <text:list-item>
          <text:p text:style-name="P2">Docking / splitting / tab stacks</text:p>
        </text:list-item>
        <text:list-item>
          <text:p text:style-name="P2">Save/restore layouts</text:p>
        </text:list-item>
        <text:list-item>
          <text:p text:style-name="P2">“Everything is a window” UX (VS Code / Bloomberg vibes)</text:p>
        </text:list-item>
      </text:list>
      <text:p text:style-name="Text_20_body">Golden Layout does <text:span text:style-name="Strong_20_Emphasis">not</text:span> define content—your app does.</text:p>
      <text:h text:style-name="Heading_20_3" text:outline-level="3">Core architectural idea</text:h>
      <text:p text:style-name="Text_20_body"><text:span text:style-name="Strong_20_Emphasis">Command-based control</text:span>, not “AI clicking buttons”.</text:p>
      <text:list text:style-name="L3">
        <text:list-item>
          <text:p text:style-name="P3">AI emits <text:span text:style-name="Strong_20_Emphasis">structured commands</text:span> (JSON)</text:p>
        </text:list-item>
        <text:list-item>
          <text:p text:style-name="P3">App validates + executes them using:</text:p>
          <text:list>
            <text:list-item>
              <text:p text:style-name="P3"><text:soft-page-break/>Window Registry (source of truth)</text:p>
            </text:list-item>
            <text:list-item>
              <text:p text:style-name="P3">Layout Adapter (Golden Layout API)</text:p>
            </text:list-item>
            <text:list-item>
              <text:p text:style-name="P3">Window Type Handlers (web/doc/editor/etc)</text:p>
            </text:list-item>
          </text:list>
        </text:list-item>
        <text:list-item>
          <text:p text:style-name="P3">Everything is logged and can be undone later</text:p>
        </text:list-item>
      </text:list>
      <text:h text:style-name="Heading_20_3" text:outline-level="3">Window types (v1)</text:h>
      <text:list text:style-name="L4">
        <text:list-item>
          <text:p text:style-name="P4"><text:span text:style-name="Source_20_Text">ai</text:span> (operator panel)</text:p>
        </text:list-item>
        <text:list-item>
          <text:p text:style-name="P4"><text:span text:style-name="Source_20_Text">web</text:span> (embedded browsing)</text:p>
        </text:list-item>
        <text:list-item>
          <text:p text:style-name="P4"><text:span text:style-name="Source_20_Text">doc</text:span> (markdown notes / summaries)</text:p>
        </text:list-item>
        <text:list-item>
          <text:p text:style-name="P4"><text:span text:style-name="Source_20_Text">editor</text:span> (code/text)</text:p>
        </text:list-item>
        <text:list-item>
          <text:p text:style-name="P4"><text:span text:style-name="Source_20_Text">terminal</text:span> (optional)</text:p>
        </text:list-item>
        <text:list-item>
          <text:p text:style-name="P4"><text:span text:style-name="Source_20_Text">chart</text:span> (optional)</text:p>
        </text:list-item>
        <text:list-item>
          <text:p text:style-name="P4"><text:span text:style-name="Source_20_Text">data</text:span> (tables / JSON viewer)</text:p>
        </text:list-item>
      </text:list>
      <text:h text:style-name="Heading_20_3" text:outline-level="3">Command Schema (v1)</text:h>
      <text:p text:style-name="Text_20_body">The AI can only do a small set of actions:</text:p>
      <text:list text:style-name="L5">
        <text:list-item>
          <text:p text:style-name="P5"><text:span text:style-name="Source_20_Text">create_window</text:span></text:p>
        </text:list-item>
        <text:list-item>
          <text:p text:style-name="P5"><text:span text:style-name="Source_20_Text">update_window</text:span></text:p>
        </text:list-item>
        <text:list-item>
          <text:p text:style-name="P5"><text:span text:style-name="Source_20_Text">focus_window</text:span></text:p>
        </text:list-item>
        <text:list-item>
          <text:p text:style-name="P5"><text:span text:style-name="Source_20_Text">close_window</text:span></text:p>
        </text:list-item>
        <text:list-item>
          <text:p text:style-name="P5"><text:span text:style-name="Source_20_Text">list_windows</text:span></text:p>
        </text:list-item>
        <text:list-item>
          <text:p text:style-name="P5"><text:span text:style-name="Source_20_Text">write_to_window</text:span></text:p>
        </text:list-item>
        <text:list-item>
          <text:p text:style-name="P5"><text:span text:style-name="Source_20_Text">reflow_layout</text:span></text:p>
        </text:list-item>
      </text:list>
      <text:p text:style-name="Text_20_body">No DOM access. No arbitrary JS. No chaos.</text:p>
      <text:h text:style-name="Heading_20_3" text:outline-level="3">What makes this sellable</text:h>
      <text:list text:style-name="L6">
        <text:list-item>
          <text:p text:style-name="P6"><text:span text:style-name="Strong_20_Emphasis">Local-first</text:span>: layouts + workspaces saved on device</text:p>
        </text:list-item>
        <text:list-item>
          <text:p text:style-name="P6"><text:span text:style-name="Strong_20_Emphasis">No required login</text:span> for core use</text:p>
        </text:list-item>
        <text:list-item>
          <text:p text:style-name="P6">AI works in two modes:</text:p>
          <text:list>
            <text:list-item>
              <text:p text:style-name="P6"><text:span text:style-name="Strong_20_Emphasis">Local Operator AI</text:span> (fast, offline-ish)</text:p>
            </text:list-item>
            <text:list-item>
              <text:p text:style-name="P6"><text:span text:style-name="Strong_20_Emphasis">Cloud Thinker AI</text:span> (optional, deeper reasoning)</text:p>
            </text:list-item>
          </text:list>
        </text:list-item>
        <text:list-item>
          <text:p text:style-name="P6"><text:soft-page-break/>Users can BYO key or pay for “Pro AI”</text:p>
        </text:list-item>
      </text:list>
      <text:h text:style-name="Heading_20_3" text:outline-level="3">Monetization (realistic)</text:h>
      <text:list text:style-name="L7">
        <text:list-item>
          <text:p text:style-name="P7">One-time desktop license for base app</text:p>
        </text:list-item>
        <text:list-item>
          <text:p text:style-name="P7">Optional subscription for:</text:p>
          <text:list>
            <text:list-item>
              <text:p text:style-name="P7">Cloud AI</text:p>
            </text:list-item>
            <text:list-item>
              <text:p text:style-name="P7">Workspace sync across devices</text:p>
            </text:list-item>
            <text:list-item>
              <text:p text:style-name="P7">Team features (shared layouts, audit logs)</text:p>
            </text:list-item>
          </text:list>
        </text:list-item>
      </text:list>
      <text:h text:style-name="Heading_20_1" text:outline-level="1">AI Routing Logic — Local Operator + Cloud Thinker</text:h>
      <text:p text:style-name="Text_20_body">The goal: <text:span text:style-name="Strong_20_Emphasis">instant control</text:span> with local AI, and <text:span text:style-name="Strong_20_Emphasis">only pay latency/cost</text:span> when it’s worth it.</text:p>
      <text:h text:style-name="Heading_20_2" text:outline-level="2">1) Two brains, different jobs</text:h>
      <text:h text:style-name="Heading_20_3" text:outline-level="3">Local AI = Operator</text:h>
      <text:p text:style-name="Text_20_body">Use local AI for:</text:p>
      <text:list text:style-name="L8">
        <text:list-item>
          <text:p text:style-name="P8">Turning user intent into <text:span text:style-name="Strong_20_Emphasis">commands</text:span></text:p>
        </text:list-item>
        <text:list-item>
          <text:p text:style-name="P8">Window orchestration</text:p>
        </text:list-item>
        <text:list-item>
          <text:p text:style-name="P8">Short summaries</text:p>
        </text:list-item>
        <text:list-item>
          <text:p text:style-name="P8">Classification/routing</text:p>
        </text:list-item>
        <text:list-item>
          <text:p text:style-name="P8">“Glue” tasks</text:p>
        </text:list-item>
      </text:list>
      <text:p text:style-name="Text_20_body">Constraints:</text:p>
      <text:list text:style-name="L9">
        <text:list-item>
          <text:p text:style-name="P9">Low token budget</text:p>
        </text:list-item>
        <text:list-item>
          <text:p text:style-name="P9">Fast timeout</text:p>
        </text:list-item>
        <text:list-item>
          <text:p text:style-name="P9">Structured output only (your command schema)</text:p>
        </text:list-item>
      </text:list>
      <text:h text:style-name="Heading_20_3" text:outline-level="3">Cloud AI = Thinker</text:h>
      <text:p text:style-name="Text_20_body">Use cloud AI for:</text:p>
      <text:list text:style-name="L10">
        <text:list-item>
          <text:p text:style-name="P10">Deep reasoning / long context</text:p>
        </text:list-item>
        <text:list-item>
          <text:p text:style-name="P10">Multi-document analysis</text:p>
        </text:list-item>
        <text:list-item>
          <text:p text:style-name="P10">Complex planning</text:p>
        </text:list-item>
        <text:list-item>
          <text:p text:style-name="P10"><text:soft-page-break/>Anything where local model quality is risky</text:p>
        </text:list-item>
      </text:list>
      <text:p text:style-name="Horizontal_20_Line"/>
      <text:h text:style-name="Heading_20_2" text:outline-level="2">2) Routing policy (the rules)</text:h>
      <text:h text:style-name="Heading_20_3" text:outline-level="3">Route to <text:span text:style-name="Strong_20_Emphasis">Local</text:span> when:</text:h>
      <text:list text:style-name="L11">
        <text:list-item>
          <text:p text:style-name="P11">Request is primarily <text:span text:style-name="Strong_20_Emphasis">UI control</text:span></text:p>
          <text:list>
            <text:list-item>
              <text:p text:style-name="P11">“Open / close / focus / split / arrange windows”</text:p>
            </text:list-item>
          </text:list>
        </text:list-item>
        <text:list-item>
          <text:p text:style-name="P11">Request is <text:span text:style-name="Strong_20_Emphasis">low-stakes</text:span> and short</text:p>
          <text:list>
            <text:list-item>
              <text:p text:style-name="P11">“Summarize this page in 5 bullets”</text:p>
            </text:list-item>
          </text:list>
        </text:list-item>
        <text:list-item>
          <text:p text:style-name="P11">Request can be answered with <text:span text:style-name="Strong_20_Emphasis">existing window state</text:span></text:p>
          <text:list>
            <text:list-item>
              <text:p text:style-name="P11">“What windows do I have open?”</text:p>
            </text:list-item>
          </text:list>
        </text:list-item>
      </text:list>
      <text:h text:style-name="Heading_20_3" text:outline-level="3">Route to <text:span text:style-name="Strong_20_Emphasis">Cloud</text:span> when:</text:h>
      <text:list text:style-name="L12">
        <text:list-item>
          <text:p text:style-name="P12">User asks for “deep analysis”, “strategy”, “compare”, “research”</text:p>
        </text:list-item>
        <text:list-item>
          <text:p text:style-name="P12">Task requires <text:span text:style-name="Strong_20_Emphasis">long context</text:span> (multiple pages/docs)</text:p>
        </text:list-item>
        <text:list-item>
          <text:p text:style-name="P12">Output must be <text:span text:style-name="Strong_20_Emphasis">high accuracy</text:span> (financial/legal/medical-ish)</text:p>
        </text:list-item>
        <text:list-item>
          <text:p text:style-name="P12">Local AI fails twice (fallback rule)</text:p>
        </text:list-item>
      </text:list>
      <text:h text:style-name="Heading_20_3" text:outline-level="3">Route to <text:span text:style-name="Strong_20_Emphasis">Hybrid</text:span> when:</text:h>
      <text:list text:style-name="L13">
        <text:list-item>
          <text:p text:style-name="P13">It’s both orchestration + thinking</text:p>
          <text:list>
            <text:list-item>
              <text:p text:style-name="P13">Example: “Open the top 5 competitors and write a comparison doc”<text:line-break/>Hybrid flow:</text:p>
            </text:list-item>
          </text:list>
        </text:list-item>
      </text:list>
      <text:list text:style-name="L14">
        <text:list-item>
          <text:p text:style-name="P14">Local AI creates windows + collects summaries/metadata</text:p>
        </text:list-item>
        <text:list-item>
          <text:p text:style-name="P14">Cloud AI produces the heavy comparison</text:p>
        </text:list-item>
        <text:list-item>
          <text:p text:style-name="P14">Local AI writes result into <text:span text:style-name="Source_20_Text">doc</text:span> window and arranges layout</text:p>
        </text:list-item>
      </text:list>
      <text:p text:style-name="Horizontal_20_Line"/>
      <text:h text:style-name="Heading_20_2" text:outline-level="2">3) The router pipeline (v1)</text:h>
      <text:h text:style-name="Heading_20_3" text:outline-level="3">Step A — Intent Classification (cheap)</text:h>
      <text:p text:style-name="Text_20_body">Inputs:</text:p>
      <text:list text:style-name="L15">
        <text:list-item>
          <text:p text:style-name="P15">User message</text:p>
        </text:list-item>
        <text:list-item>
          <text:p text:style-name="P15"><text:soft-page-break/>Window registry snapshot (titles/types/state)<text:line-break/>Outputs:</text:p>
        </text:list-item>
        <text:list-item>
          <text:p text:style-name="P15"><text:span text:style-name="Source_20_Text">intent</text:span>: <text:span text:style-name="Source_20_Text">control</text:span> | <text:span text:style-name="Source_20_Text">content</text:span> | <text:span text:style-name="Source_20_Text">analysis</text:span> | <text:span text:style-name="Source_20_Text">hybrid</text:span></text:p>
        </text:list-item>
        <text:list-item>
          <text:p text:style-name="P15"><text:span text:style-name="Source_20_Text">risk</text:span>: <text:span text:style-name="Source_20_Text">low</text:span> | <text:span text:style-name="Source_20_Text">medium</text:span> | <text:span text:style-name="Source_20_Text">high</text:span></text:p>
        </text:list-item>
        <text:list-item>
          <text:p text:style-name="P15"><text:span text:style-name="Source_20_Text">estimated_context</text:span>: <text:span text:style-name="Source_20_Text">small</text:span> | <text:span text:style-name="Source_20_Text">large</text:span></text:p>
        </text:list-item>
      </text:list>
      <text:p text:style-name="Text_20_body">This can be done by:</text:p>
      <text:list text:style-name="L16">
        <text:list-item>
          <text:p text:style-name="P16">Local AI (fast classifier prompt), OR</text:p>
        </text:list-item>
        <text:list-item>
          <text:p text:style-name="P16">Rules + keyword heuristics (even faster)</text:p>
        </text:list-item>
      </text:list>
      <text:h text:style-name="Heading_20_3" text:outline-level="3">Step B — Decide target</text:h>
      <text:p text:style-name="Text_20_body">Pseudo-policy:</text:p>
      <text:list text:style-name="L17">
        <text:list-item>
          <text:p text:style-name="P17">If <text:span text:style-name="Source_20_Text">intent == control</text:span> → Local</text:p>
        </text:list-item>
        <text:list-item>
          <text:p text:style-name="P17">Else if <text:span text:style-name="Source_20_Text">risk == high</text:span> → Cloud</text:p>
        </text:list-item>
        <text:list-item>
          <text:p text:style-name="P17">Else if <text:span text:style-name="Source_20_Text">intent == analysis</text:span> and context is large → Cloud</text:p>
        </text:list-item>
        <text:list-item>
          <text:p text:style-name="P17">Else if <text:span text:style-name="Source_20_Text">intent == hybrid</text:span> → Hybrid</text:p>
        </text:list-item>
        <text:list-item>
          <text:p text:style-name="P17">Else → Local</text:p>
        </text:list-item>
      </text:list>
      <text:h text:style-name="Heading_20_3" text:outline-level="3">Step C — Execute</text:h>
      <text:list text:style-name="L18">
        <text:list-item>
          <text:p text:style-name="P18">Local path: local AI returns commands → validate → execute</text:p>
        </text:list-item>
        <text:list-item>
          <text:p text:style-name="P18">Cloud path: cloud returns either:</text:p>
          <text:list>
            <text:list-item>
              <text:p text:style-name="P18">commands only, or</text:p>
            </text:list-item>
            <text:list-item>
              <text:p text:style-name="P18">analysis + commands (preferred: analysis goes into <text:span text:style-name="Source_20_Text">doc</text:span>, commands still structured)</text:p>
            </text:list-item>
          </text:list>
        </text:list-item>
        <text:list-item>
          <text:p text:style-name="P18">Hybrid path: local executes setup commands first, then cloud produces content, then local arranges/focuses</text:p>
        </text:list-item>
      </text:list>
      <text:p text:style-name="Horizontal_20_Line"/>
      <text:h text:style-name="Heading_20_2" text:outline-level="2">4) Timeouts + fallback (prevents “slow”)</text:h>
      <text:h text:style-name="Heading_20_3" text:outline-level="3">Local operator SLA (what you enforce)</text:h>
      <text:list text:style-name="L19">
        <text:list-item>
          <text:p text:style-name="P19">Classification: 150–300ms target</text:p>
        </text:list-item>
        <text:list-item>
          <text:p text:style-name="P19">Command generation: 300–1200ms target</text:p>
        </text:list-item>
        <text:list-item>
          <text:p text:style-name="P19">Hard timeout: ~2–3s<text:line-break/>If exceeded → fallback to cloud (or ask user to enable cloud)</text:p>
        </text:list-item>
      </text:list>
      <text:h text:style-name="Heading_20_3" text:outline-level="3"><text:soft-page-break/>Fallback rules</text:h>
      <text:list text:style-name="L20">
        <text:list-item>
          <text:p text:style-name="P20">If local returns invalid schema → retry once with stricter prompt</text:p>
        </text:list-item>
        <text:list-item>
          <text:p text:style-name="P20">If invalid again → cloud</text:p>
        </text:list-item>
        <text:list-item>
          <text:p text:style-name="P20">If cloud unavailable → run “safe minimal mode”:</text:p>
          <text:list>
            <text:list-item>
              <text:p text:style-name="P20">Only window control without deep content generation</text:p>
            </text:list-item>
          </text:list>
        </text:list-item>
      </text:list>
      <text:p text:style-name="Horizontal_20_Line"/>
      <text:h text:style-name="Heading_20_2" text:outline-level="2">5) Safety &amp; trust guardrails (don’t skip)</text:h>
      <text:list text:style-name="L21">
        <text:list-item>
          <text:p text:style-name="P21">Command validation (schema + allowed actions only)</text:p>
        </text:list-item>
        <text:list-item>
          <text:p text:style-name="P21">WindowId validation (no phantom window references)</text:p>
        </text:list-item>
        <text:list-item>
          <text:p text:style-name="P21">Rate limit “destructive” commands</text:p>
        </text:list-item>
        <text:list-item>
          <text:p text:style-name="P21">Require confirmation for:</text:p>
          <text:list>
            <text:list-item>
              <text:p text:style-name="P21">close all windows</text:p>
            </text:list-item>
            <text:list-item>
              <text:p text:style-name="P21">reset layout</text:p>
            </text:list-item>
            <text:list-item>
              <text:p text:style-name="P21">overwrite doc contents (optional)</text:p>
            </text:list-item>
          </text:list>
        </text:list-item>
        <text:list-item>
          <text:p text:style-name="P21">Full command audit log</text:p>
        </text:list-item>
        <text:list-item>
          <text:p text:style-name="P21">Undo stack (phase 2)</text:p>
        </text:list-item>
      </text:list>
      <text:p text:style-name="Horizontal_20_Line"/>
      <text:h text:style-name="Heading_20_2" text:outline-level="2">6) What the AI actually receives as context</text:h>
      <text:p text:style-name="Text_20_body">Give it structured context, not HTML/pixels:</text:p>
      <text:list text:style-name="L22">
        <text:list-item>
          <text:p text:style-name="P22">Open windows list (id/type/title/state)</text:p>
        </text:list-item>
        <text:list-item>
          <text:p text:style-name="P22">Current layout preset name (optional)</text:p>
        </text:list-item>
        <text:list-item>
          <text:p text:style-name="P22">User preferences (optional)</text:p>
        </text:list-item>
        <text:list-item>
          <text:p text:style-name="P22">Recent command history (last 5)</text:p>
        </text:list-item>
      </text:list>
      <text:p text:style-name="Text_20_body">This keeps it fast and reliable.</text:p>
      <text:p text:style-name="Horizontal_20_Line"/>
      <text:h text:style-name="Heading_20_2" text:outline-level="2">7) The product-level magic</text:h>
      <text:p text:style-name="Text_20_body">Users feel like:</text:p>
      <text:list text:style-name="L23">
        <text:list-item>
          <text:p text:style-name="P23">“I asked, and the workspace arranged itself”</text:p>
        </text:list-item>
        <text:list-item>
          <text:p text:style-name="P23"><text:soft-page-break/>“The AI isn’t just chatting—it’s operating”</text:p>
        </text:list-item>
        <text:list-item>
          <text:p text:style-name="P23">“It works even when internet is spotty”</text:p>
        </text:list-item>
        <text:list-item>
          <text:p text:style-name="P23">“If I want genius mode, I toggle it”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1T09:30:24.682163479</meta:creation-date>
    <dc:date>2026-02-01T09:32:19.038355518</dc:date>
    <meta:editing-duration>PT1M55S</meta:editing-duration>
    <meta:editing-cycles>1</meta:editing-cycles>
    <meta:document-statistic meta:table-count="0" meta:image-count="0" meta:object-count="0" meta:page-count="7" meta:paragraph-count="158" meta:word-count="972" meta:character-count="5504" meta:non-whitespace-character-count="4804"/>
    <meta:generator>LibreOffice/24.2.7.2$Linux_X86_64 LibreOffice_project/420$Build-2</meta:generator>
  </office:meta>
</office:document-meta>
</file>